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2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4.386cm" fo:margin-left="0.48cm" fo:margin-top="0cm" fo:margin-bottom="0cm" table:align="left" style:writing-mode="page"/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0.074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2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3" style:family="paragraph" style:parent-style-name="Standard">
      <style:paragraph-properties fo:line-height="0.499cm"/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4" style:family="paragraph" style:parent-style-name="Footer">
      <style:text-properties style:font-name="Noto Sans Light"/>
    </style:style>
    <style:style style:name="P5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6" style:family="paragraph" style:parent-style-name="Frame_20_contents">
      <style:paragraph-properties fo:margin-left="0cm" fo:margin-right="0cm" fo:text-align="end" style:justify-single-word="false" fo:text-indent="0cm" style:auto-text-indent="false" style:punctuation-wrap="hanging"/>
    </style:style>
    <style:style style:name="P7" style:family="paragraph" style:parent-style-name="Frame_20_contents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8" style:family="paragraph" style:parent-style-name="Standard">
      <style:paragraph-properties fo:text-align="end" style:justify-single-word="false"/>
      <style:text-properties style:font-name="Loma1"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oma1" fo:font-size="12pt" style:font-size-asian="12pt" style:font-name-complex="Arial1" style:font-size-complex="12pt"/>
    </style:style>
    <style:style style:name="P10" style:family="paragraph" style:parent-style-name="Standard">
      <style:text-properties style:font-name="Loma1" fo:font-size="12pt" style:font-size-asian="12pt" style:font-name-complex="Arial1" style:font-size-complex="12pt"/>
    </style:style>
    <style:style style:name="P11" style:family="paragraph" style:parent-style-name="Standard">
      <style:text-properties style:font-name="Loma1" fo:font-size="12pt" officeooo:rsid="001a0299" officeooo:paragraph-rsid="001a0299" style:font-size-asian="12pt" style:font-name-complex="Arial1" style:font-size-complex="12pt"/>
    </style:style>
    <style:style style:name="P12" style:family="paragraph" style:parent-style-name="Standard">
      <style:text-properties style:font-name="Loma1" fo:font-size="6pt" style:font-size-asian="6pt" style:font-size-complex="6pt"/>
    </style:style>
    <style:style style:name="P13" style:family="paragraph" style:parent-style-name="Standard">
      <style:paragraph-properties fo:text-align="end" style:justify-single-word="false"/>
      <style:text-properties style:font-name="Loma1"/>
    </style:style>
    <style:style style:name="P14" style:family="paragraph" style:parent-style-name="Standard">
      <style:text-properties style:font-name="Loma1" fo:font-size="11pt" style:font-size-asian="11pt" style:font-name-complex="Arial1" style:font-size-complex="11pt"/>
    </style:style>
    <style:style style:name="P15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name-complex="Arial1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  <style:text-properties style:font-name="Loma1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20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  <style:text-properties style:font-name="Loma1"/>
    </style:style>
    <style:style style:name="P21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2" style:family="paragraph" style:parent-style-name="Standard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3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7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30" style:family="paragraph" style:parent-style-name="Standard">
      <style:text-properties style:font-name="Loma" fo:font-size="11pt" style:font-size-asian="11pt" style:font-size-complex="11pt"/>
    </style:style>
    <style:style style:name="P3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Loma1"/>
    </style:style>
    <style:style style:name="T3" style:family="text">
      <style:text-properties style:font-name="Loma1" fo:font-size="16pt" style:font-size-asian="16pt" style:font-size-complex="16pt"/>
    </style:style>
    <style:style style:name="T4" style:family="text">
      <style:text-properties style:font-name="Loma1" fo:font-size="12pt" style:font-size-asian="12pt" style:font-name-complex="Arial1" style:font-size-complex="12pt"/>
    </style:style>
    <style:style style:name="T5" style:family="text">
      <style:text-properties style:font-name="Loma1" fo:font-size="8pt" style:text-underline-style="solid" style:text-underline-width="auto" style:text-underline-color="font-color" style:font-size-asian="8pt" style:font-name-complex="Arial1" style:font-size-complex="8pt"/>
    </style:style>
    <style:style style:name="T6" style:family="text">
      <style:text-properties style:font-name="Loma1" fo:font-size="6pt" style:font-size-asian="6pt" style:font-size-complex="6pt"/>
    </style:style>
    <style:style style:name="T7" style:family="text">
      <style:text-properties style:font-name="Loma1" fo:font-size="11pt" style:font-size-asian="11pt" style:font-name-complex="Arial1" style:font-size-complex="11pt"/>
    </style:style>
    <style:style style:name="T8" style:family="text">
      <style:text-properties style:font-name="Loma1" fo:font-size="11pt" style:font-size-asian="11pt" style:font-size-complex="11pt"/>
    </style:style>
    <style:style style:name="T9" style:family="text"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Loma1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Loma1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loext:opacity="100%" style:font-name="Arial" fo:font-size="8pt" style:font-size-asian="8pt" style:font-size-complex="8pt"/>
    </style:style>
    <style:style style:name="T13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Loma1" fo:font-size="14pt" style:text-underline-style="none" style:font-size-asian="14pt" style:font-name-complex="Loma2" style:font-size-complex="14pt"/>
    </style:style>
    <style:style style:name="T16" style:family="text">
      <style:text-properties fo:color="#000000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text-underline-style="none"/>
    </style:style>
    <style:style style:name="T19" style:family="text">
      <style:text-properties style:use-window-font-color="true" loext:opacity="0%" style:font-name="Loma1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20" style:family="text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1" style:family="text"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2" style:family="text">
      <style:text-properties style:use-window-font-color="true" loext:opacity="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3" style:family="text">
      <style:text-properties fo:color="#2a6099" loext:opacity="100%" style:font-name="Loma1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4" style:family="text"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5" style:family="text">
      <style:text-properties fo:color="#2a6099" loext:opacity="100%" style:font-name="Loma1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variant="normal" fo:text-transform="none" fo:color="#000000" loext:opacity="100%" style:font-name="Loma1" fo:font-size="11pt" fo:letter-spacing="normal" fo:font-style="normal" fo:font-weight="normal" style:font-size-asian="11pt" style:font-style-asian="normal" style:font-weight-asian="normal" style:font-name-complex="Arial1" style:font-size-complex="11pt" style:font-weight-complex="normal"/>
    </style:style>
    <style:style style:name="T28" style:family="text">
      <style:text-properties fo:color="#f10d0c" loext:opacity="100%" style:font-name="Loma1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color="#c9211e" loext:opacity="100%" style:text-underline-style="solid" style:text-underline-width="auto" style:text-underline-color="font-color"/>
    </style:style>
    <style:style style:name="T31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officeooo:rsid="001d28c5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22cm" fo:margin-top="0cm" fo:margin-bottom="0.52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3"/>
      <text:p text:style-name="P8" loext:marker-style-name="T3"><draw:custom-shape text:anchor-type="char" draw:z-index="0" draw:name="Textrahmen 1" draw:style-name="gr2" draw:text-style-name="P31" svg:width="4.917cm" svg:height="1.061cm" svg:x="1.15cm" svg:y="0.138cm"><text:p text:style-name="P1" loext:marker-style-name="T17"><text:span text:style-name="T12">Kostenloser Musterantrag von</text:span><text:span text:style-name="T12"/></text:p><text:p text:style-name="P1"><text:span text:style-name="Internet_20_Link"><text:span text:style-name="T13">www.grundbuch-musterantrag.de</text:span></text:span></text:p><text:p text:style-name="P1" loext:marker-style-name="T17"><text:span text:style-name="T14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31" svg:width="10.32cm" svg:height="3.282cm" svg:x="6.161cm" svg:y="0.056cm"><text:p text:style-name="P6" loext:marker-style-name="T18"><text:span text:style-name="T15">{antragsteller.vorname} {antragsteller.nachname}</text:span><text:span text:style-name="T15"/></text:p><text:p text:style-name="P6" loext:marker-style-name="T18"><text:span text:style-name="T15">{antragsteller.straße}</text:span><text:span text:style-name="T15"/></text:p><text:p text:style-name="P6" loext:marker-style-name="T18"><text:span text:style-name="T15">{antragsteller.plz} {antragsteller.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 loext:marker-style-name="T4"/>
      <text:p text:style-name="P10" loext:marker-style-name="T4"/>
      <text:p text:style-name="P10" loext:marker-style-name="T4"/>
      <text:p text:style-name="P11" loext:marker-style-name="T4"/>
      <text:section text:style-name="Sect1" text:name="TextSection">
        <text:p text:style-name="Standard" loext:marker-style-name="T2"><text:span text:style-name="T19">{antragsteller.vorname}</text:span><text:span text:style-name="T5"> </text:span><text:span text:style-name="T19">{antragsteller.nachname}</text:span><text:span text:style-name="T5"> - </text:span><text:span text:style-name="T19">{antragsteller.straße} - {antragsteller.plz} {antragsteller.ort}</text:span></text:p>
        <text:p text:style-name="P12" loext:marker-style-name="T6"/>
        <text:p text:style-name="P2">{grundbuchamt.name}</text:p>
        <text:p text:style-name="P3">{grundbuchamt.straße} </text:p>
        <text:p text:style-name="P3">{grundbuchamt.plz} {grundbuchamt.ort}</text:p>
        <text:p text:style-name="P8" loext:marker-style-name="T3"/>
        <text:p text:style-name="P21" loext:marker-style-name="T2"><text:span text:style-name="T21">{antragsteller.email}</text:span><text:span text:style-name="T21"/></text:p>
        <text:p text:style-name="P21" loext:marker-style-name="T2"><text:span text:style-name="T21">{antragsteller.telefonnummer}</text:span><text:span text:style-name="T21"/></text:p>
        <text:p text:style-name="P13" loext:marker-style-name="T2"/>
        <text:p text:style-name="P22" loext:marker-style-name="T20"/>
        <text:p text:style-name="P14" loext:marker-style-name="T7"/>
      </text:section>
      <text:section text:style-name="Sect2" text:name="Bereich1">
        <text:p text:style-name="P21" loext:marker-style-name="T2"><text:span text:style-name="T7">{datum}</text:span><text:span text:style-name="T7"/></text:p>
        <text:p text:style-name="P15" loext:marker-style-name="T7"/>
        <text:p text:style-name="P23" loext:marker-style-name="T2"><text:span text:style-name="T11">Antrag auf Erteilung von Abschriften einer Bewilligung</text:span><text:span text:style-name="T11"/></text:p>
        <text:p text:style-name="P19" loext:marker-style-name="T2"/>
        <text:p text:style-name="P23" loext:marker-style-name="T2"><text:span text:style-name="T9">Ich beantrage eine Abschrift der folgenden Bewilligung:</text:span><text:span text:style-name="T9"/></text:p>
        <text:p text:style-name="P19" loext:marker-style-name="T2"/>
        <text:p text:style-name="P28" loext:marker-style-name="T23"><text:span text:style-name="T23">Betroffenes Grundstück:</text:span><text:span text:style-name="T23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24" loext:marker-style-name="T2"><text:span text:style-name="T25">Gemarkung:</text:span><text:span text:style-name="T25"/></text:p>
            </table:table-cell>
            <table:table-cell table:style-name="Tabelle1.A1" office:value-type="string">
              <text:p text:style-name="P24" loext:marker-style-name="T2"><text:span text:style-name="T10">{grundstueck.gemarkung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4" loext:marker-style-name="T2"><text:span text:style-name="T25">Blattnummer:</text:span><text:span text:style-name="T25"/></text:p>
            </table:table-cell>
            <table:table-cell table:style-name="Tabelle1.A1" office:value-type="string">
              <text:p text:style-name="P24" loext:marker-style-name="T2"><text:span text:style-name="T10">{grundstueck.blattnumme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4" loext:marker-style-name="T2"><text:span text:style-name="T25">Anschrift:</text:span><text:span text:style-name="T25"/></text:p>
            </table:table-cell>
            <table:table-cell table:style-name="Tabelle1.A1" office:value-type="string">
              <text:p text:style-name="P24" loext:marker-style-name="T2"><text:span text:style-name="T10">{grundstueck.straße}</text:span><text:span text:style-name="T10"/></text:p>
              <text:p text:style-name="P24" loext:marker-style-name="T2"><text:span text:style-name="T10">{grundstueck.plz} {grundstueck.ort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5" loext:marker-style-name="T2"><text:span text:style-name="T25">Flur:</text:span><text:span text:style-name="T25"/></text:p>
            </table:table-cell>
            <table:table-cell table:style-name="Tabelle1.A1" office:value-type="string">
              <text:p text:style-name="P25" loext:marker-style-name="T2"><text:span text:style-name="T10">{grundstueck.flu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6" loext:marker-style-name="T2"><text:span text:style-name="T25">Flurstück:</text:span><text:span text:style-name="T25"/></text:p>
            </table:table-cell>
            <table:table-cell table:style-name="Tabelle1.A1" office:value-type="string">
              <text:p text:style-name="P26" loext:marker-style-name="T2"><text:span text:style-name="T10">{grundstueck.flurstück}</text:span><text:span text:style-name="T10"/></text:p>
            </table:table-cell>
          </table:table-row>
        </table:table>
        <text:p text:style-name="P29" loext:marker-style-name="T24"/>
        <text:p text:style-name="P28" loext:marker-style-name="T24"><text:span text:style-name="T24">Angaben zur Bewilligung:</text:span><text:span text:style-name="T24"/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4" loext:marker-style-name="T2"><text:span text:style-name="T25">Bezeichnung:</text:span><text:span text:style-name="T25"/></text:p>
            </table:table-cell>
            <table:table-cell table:style-name="Tabelle2.A1" office:value-type="string">
              <text:p text:style-name="P24" loext:marker-style-name="T2"><text:span text:style-name="T10">{bewilligung.bezeichn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4" loext:marker-style-name="T2"><text:span text:style-name="T25">Abteilung:</text:span><text:span text:style-name="T25"/></text:p>
            </table:table-cell>
            <table:table-cell table:style-name="Tabelle2.A1" office:value-type="string">
              <text:p text:style-name="P24" loext:marker-style-name="T2"><text:span text:style-name="T10">{bewilligung.abteil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4" loext:marker-style-name="T2"><text:span text:style-name="T25">Laufende Nummer:</text:span><text:span text:style-name="T25"/></text:p>
            </table:table-cell>
            <table:table-cell table:style-name="Tabelle2.A1" office:value-type="string">
              <text:p text:style-name="P24" loext:marker-style-name="T2"><text:span text:style-name="T10">{bewilligung.laufendeNumme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4" loext:marker-style-name="T2"><text:span text:style-name="T25">Datum der Bewilligung:</text:span><text:span text:style-name="T25"/></text:p>
            </table:table-cell>
            <table:table-cell table:style-name="Tabelle2.A1" office:value-type="string">
              <text:p text:style-name="P24" loext:marker-style-name="T2"><text:span text:style-name="T10">{bewilligung._datum}</text:span><text:span text:style-name="T10"/></text:p>
            </table:table-cell>
          </table:table-row>
        </table:table>
        <text:p text:style-name="P20" loext:marker-style-name="T2"/>
        <text:p text:style-name="P27" loext:marker-style-name="T2"><text:span text:style-name="T24">Berechtigtes Interesse: </text:span><text:span text:style-name="T22">{berechtigtesInteresse.interesse}</text:span></text:p>
        <text:p text:style-name="P16" loext:marker-style-name="T8"/>
        <text:p text:style-name="P7" loext:marker-style-name="T26"><text:span text:style-name="T16">{berechtigtesInteresse.bemerkung}</text:span></text:p>
        <text:p text:style-name="P7" loext:marker-style-name="T26"><text:span text:style-name="T16"/></text:p>
        <text:p text:style-name="P30">{#farbe == farbig}Bitte senden Sie mir die Bewilligung, sofern möglich, als <text:span text:style-name="T31">farbige</text:span> Kopien.{/}{#farbe == schwarz/weiß}Bitte senden Sie mir die Bewilligung als schwarz/weiß Kopien.{/}</text:p>
        <text:p text:style-name="P17" loext:marker-style-name="T8"/>
        <text:p text:style-name="P28" loext:marker-style-name="T26"><text:span text:style-name="T9">Mit freundlichen Grüßen</text:span><text:span text:style-name="T9"/></text:p>
        <text:p text:style-name="P18" loext:marker-style-name="T9"/>
        <text:p text:style-name="P28" loext:marker-style-name="T26"><text:span text:style-name="T9">_______________________</text:span><text:span text:style-name="T9"/></text:p>
        <text:p text:style-name="P28" loext:marker-style-name="T26"><text:soft-page-break/><text:span text:style-name="T21">{antragsteller.vorname}</text:span><text:span text:style-name="T9"> </text:span><text:span text:style-name="T21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Loma2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1T21:24:03.822022762</dc:date>
    <meta:editing-cycles>237</meta:editing-cycles>
    <meta:editing-duration>PT19H16M38S</meta:editing-duration>
    <meta:generator>LibreOffice/24.2.7.2$Linux_X86_64 LibreOffice_project/420$Build-2</meta:generator>
    <meta:document-statistic meta:table-count="2" meta:image-count="1" meta:object-count="0" meta:page-count="2" meta:paragraph-count="42" meta:word-count="101" meta:character-count="1304" meta:non-whitespace-character-count="1244"/>
    <meta:user-defined meta:name="AppVersion">15.0000</meta:user-defined>
  </office:meta>
</office:document-meta>
</file>